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36B5A1A0E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26C0000036B5A1A0E28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26C0000036B5A1A0E28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26C0000036B5A1A0E28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26C0000036B5A1A0E28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26C0000036B5A1A0E28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26C0000036B5A1A0E28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26C0000036B5A1A0E28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26C0000036B5A1A0E28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26C0000036B5A1A0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0T11:38:57.446567723</dc:date>
    <meta:editing-duration>P2DT1H6M31S</meta:editing-duration>
    <meta:editing-cycles>16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